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ehe EinführungsEintrag</text:p>
      <text:p text:style-name="P1"/>
      <text:p text:style-name="P1">SehSinn höchste bandbreite:</text:p>
      <text:p text:style-name="P1"><text:tab/>-Parallele Prozesse</text:p>
      <text:p text:style-name="P1"><text:tab/>-Pattern recognition</text:p>
      <text:p text:style-name="P1"><text:tab/>-Seh Sinn ist erweiterung des Gedächtnises</text:p>
      <text:p text:style-name="P1"><text:tab/><text:tab/>-wieder in buch reinschaun und dann fällts einem wieder ein</text:p>
      <text:p text:style-name="P1"><text:tab/><text:tab/>-(Blinde räumlich denken?)</text:p>
      <text:p text:style-name="P1"><text:tab/><text:tab/>-Alle Menschen denken Bildlich</text:p>
      <text:p text:style-name="P1">Problem:</text:p>
      <text:p text:style-name="P1"><text:tab/>-Daten in Information umwandeln</text:p>
      <text:p text:style-name="P1"><text:tab/>-Daten filtern</text:p>
      <text:p text:style-name="P1"/>
      <text:p text:style-name="P1">InformationVisualisierungs-Basics:</text:p>
      <text:p text:style-name="P1"><text:tab/>-Show the data</text:p>
      <text:p text:style-name="P1"><text:tab/>-Rauschen vermeiden bei der essenz</text:p>
      <text:p text:style-name="P1"><text:tab/>-Man möchte einen kognitiven Prozess anstoßen</text:p>
      <text:p text:style-name="P1"><text:tab/>-kein schönes Bild, sondern dass Mensch Einsicht bekommt</text:p>
      <text:p text:style-name="P1"><text:tab/>User Tasks:</text:p>
      <text:p text:style-name="P1"><text:tab/><text:tab/>-Searching</text:p>
      <text:p text:style-name="P1"><text:tab/><text:tab/>-Browsing</text:p>
      <text:p text:style-name="P1"><text:tab/><text:tab/>-Analysis</text:p>
      <text:p text:style-name="P1"><text:tab/>-Design effizient wahrnehmbar</text:p>
      <text:p text:style-name="P1"><text:tab/>-Psychophysik</text:p>
      <text:p text:style-name="P1"><text:tab/><text:tab/>-Wie wird wahrgenommen</text:p>
      <text:p text:style-name="P1"><text:tab/>-cognitive Psychology</text:p>
      <text:p text:style-name="P1"><text:tab/><text:tab/>-Wie kann man shit auf ner höheren ebene verstorn</text:p>
      <text:p text:style-name="P1"><text:tab/>Mensch nimmt fläche war nicht breite oder länge</text:p>
      <text:p text:style-name="P1"/>
      <text:p text:style-name="P2">Grafische Integrität:</text:p>
      <text:p text:style-name="P3"/>
      <text:p text:style-name="P3"><text:tab/>-Man kann lügen mit Grafiken</text:p>
      <text:p text:style-name="P3"><text:tab/><text:tab/>-Sachen vermischen</text:p>
      <text:p text:style-name="P3"><text:tab/><text:tab/>-Maßstäbe anpassen</text:p>
      <text:p text:style-name="P3"><text:tab/><text:tab/><text:tab/>-Lie Faktor = Size of effect in graphic/ Size of effect in data</text:p>
      <text:p text:style-name="P3"><text:tab/><text:tab/>-Ausschnitte zeigen</text:p>
      <text:p text:style-name="P3"><text:tab/>-Nummern mit Grafik represäntieren</text:p>
      <text:p text:style-name="P3"><text:tab/>-use clear detailed labeling</text:p>
      <text:p text:style-name="P3"><text:tab/>-Show Data Variation, not design Vartiiation</text:p>
      <text:p text:style-name="P3"><text:tab/>-money → wertveränderung wie inflation reintun</text:p>
      <text:p text:style-name="P3"><text:tab/>-nicht out of context</text:p>
      <text:p text:style-name="P1"><text:tab/></text:p>
      <text:p text:style-name="P1">Mehrdimensionale Daten:</text:p>
      <text:p text:style-name="P1"><text:tab/>-univariat -&gt; Bivariat-&gt; Trivariat-&gt; multiVariat</text:p>
      <text:p text:style-name="P1"><text:tab/>-Uni:</text:p>
      <text:p text:style-name="P1"><text:tab/><text:tab/>-Linien,</text:p>
      <text:p text:style-name="P1"><text:tab/><text:tab/>-&gt; Plot</text:p>
      <text:p text:style-name="P1"><text:tab/><text:tab/>-&gt; BoxPlit</text:p>
      <text:p text:style-name="P1"><text:tab/><text:tab/>-&gt;Bargram</text:p>
      <text:p text:style-name="P1"><text:tab/>Bi:</text:p>
      <text:p text:style-name="P1"><text:tab/><text:tab/>-Scatterplot</text:p>
      <text:p text:style-name="P1"><text:tab/><text:tab/>-kann nicht 1d dargestellt werden!!!!!!!!!!!!!!!11111111111111111</text:p>
      <text:p text:style-name="P1"><text:soft-page-break/><text:tab/><text:tab/>-2D Histogramm</text:p>
      <text:p text:style-name="P1"><text:tab/>Tri:</text:p>
      <text:p text:style-name="P1"><text:tab/><text:tab/>-Cube</text:p>
      <text:p text:style-name="P1"><text:tab/><text:tab/>-Bivariate Darstellung für Dimensionskombinationen</text:p>
      <text:p text:style-name="P1"><text:tab/>Multi:</text:p>
      <text:p text:style-name="P1"><text:tab/><text:tab/>-mit bivariaten Dimensionen wieder</text:p>
      <text:p text:style-name="P1"/>
      <text:p text:style-name="Standard">Visualisation Reference Model:</text:p>
      <text:p text:style-name="Standard"/>
      <text:p text:style-name="Standard"><text:tab/>-Source Daten → Daten Transformieren </text:p>
      <text:p text:style-name="Standard"><text:tab/>→ Daten Tabellen → Visual Mapping (Strategien für abstraieren)</text:p>
      <text:p text:style-name="Standard"><text:tab/>→ Visuelle Abstraktion → View Transformation </text:p>
      <text:p text:style-name="Standard"><text:tab/>→ fertige View im GUI</text:p>
      <text:p text:style-name="Standard"/>
      <text:p text:style-name="Standard"><text:tab/>Data Transformation:</text:p>
      <text:p text:style-name="Standard"><text:tab/><text:tab/>-Häufigkeiten ermitteln</text:p>
      <text:p text:style-name="Standard"><text:tab/><text:tab/>-von datentyp zu datentyp (bzw. Art zu art)</text:p>
      <text:p text:style-name="Standard"><text:tab/><text:tab/>-Wahrscheinlichkeiten / Histogramm ermitteln</text:p>
      <text:p text:style-name="Standard"><text:tab/>Visual Mapping</text:p>
      <text:p text:style-name="Standard"><text:tab/><text:tab/>-Wie Farbcodieren </text:p>
      <text:p text:style-name="Standard"><text:tab/><text:tab/>-Glyphen machen</text:p>
      <text:p text:style-name="Standard"><text:tab/><text:tab/>-Wie rest von dokument</text:p>
      <text:p text:style-name="Standard"><text:tab/><text:tab/>-visualisierung</text:p>
      <text:p text:style-name="Standard"><text:tab/>View Transformation/Rendering</text:p>
      <text:p text:style-name="Standard"><text:tab/><text:tab/>-Wie genau darstellen im Fenster</text:p>
      <text:p text:style-name="Standard"><text:tab/><text:tab/>-vllt verschiedene Einsichten</text:p>
      <text:p text:style-name="Standard"><text:tab/><text:tab/>-Wie passt es, wie kann man interagieren</text:p>
      <text:p text:style-name="Standard"><text:tab/>D3 für JS</text:p>
      <text:p text:style-name="Standard"><text:tab/>Prefuse für java oder Flash</text:p>
      <text:p text:style-name="Standard"/>
      <text:p text:style-name="Standard">Was für Daten gibt es:</text:p>
      <text:p text:style-name="Standard"><text:tab/>Nominal: ungeordnet</text:p>
      <text:p text:style-name="Standard"><text:tab/>Ordinal: geordnet</text:p>
      <text:p text:style-name="P1"><text:tab/>Quantitativ: Numerisch</text:p>
      <text:p text:style-name="P1"/>
      <text:p text:style-name="P1">Dirty Tricks:</text:p>
      <text:p text:style-name="P1"><text:tab/>-Was man hervorheben will mit stärkerer Farbe</text:p>
      <text:p text:style-name="P1"><text:tab/>-Fläche benutzen um sachen zu visualisieren</text:p>
      <text:p text:style-name="P1"><text:tab/>-Information mehrdimensional machen: Farbe, </text:p>
      <text:p text:style-name="P1"><text:tab/>-sachen akrigieren -&gt; zusammenfassen</text:p>
      <text:p text:style-name="P1"><text:tab/>-chunking-&gt; sachen zusammenfassen damit man sichs besser merken kan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8M33S</meta:editing-duration>
    <meta:editing-cycles>19</meta:editing-cycles>
    <meta:generator>OpenOffice.org/3.4.1$Win32 OpenOffice.org_project/341m1$Build-9593</meta:generator>
    <dc:date>2014-05-30T16:28:29.92</dc:date>
    <meta:document-statistic meta:table-count="0" meta:image-count="0" meta:object-count="0" meta:page-count="2" meta:paragraph-count="84" meta:word-count="300" meta:character-count="2358"/>
    <meta:user-defined meta:name="Info 1"/>
    <meta:user-defined meta:name="Info 2"/>
    <meta:user-defined meta:name="Info 3"/>
    <meta:user-defined meta:name="Info 4"/>
  </office:meta>
</office:document-meta>
</file>